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D00000159C25E7D124141825F.png" manifest:media-type="image/png"/>
  <manifest:file-entry manifest:full-path="Pictures/10000201000002F4000001959888353BACEE6C62.png" manifest:media-type="image/png"/>
  <manifest:file-entry manifest:full-path="Pictures/10000000000004E800000350C97232D95286DB3E.jpg" manifest:media-type="image/jpeg"/>
  <manifest:file-entry manifest:full-path="Pictures/100000000000022B00000188608F943959809E52.png" manifest:media-type="image/png"/>
  <manifest:file-entry manifest:full-path="Pictures/100002010000025E000001F6E13A054C756B63EC.png" manifest:media-type="image/png"/>
  <manifest:file-entry manifest:full-path="Pictures/10000000000001B6000000E4770461C1858672A3.png" manifest:media-type="image/png"/>
  <manifest:file-entry manifest:full-path="Pictures/10000000000001B6000000E4A71AB3A58B99DD5E.png" manifest:media-type="image/png"/>
  <manifest:file-entry manifest:full-path="Pictures/100002010000029A00000277D16DC7C7AE68694E.png" manifest:media-type="image/png"/>
  <manifest:file-entry manifest:full-path="Pictures/10000201000002D600000180EBC2F73CE28E7BEA.png" manifest:media-type="image/png"/>
  <manifest:file-entry manifest:full-path="Pictures/100002010000034B000001A7AF20D02F8B2D551E.png" manifest:media-type="image/png"/>
  <manifest:file-entry manifest:full-path="Pictures/10000000000002A3000001FF4D70F1128534EA04.jpg" manifest:media-type="image/jpeg"/>
  <manifest:file-entry manifest:full-path="Pictures/10000201000000B50000007B9103CF4F44437F8C.png" manifest:media-type="image/png"/>
  <manifest:file-entry manifest:full-path="Pictures/10000201000000F9000000A72EA38CE5C050DDD0.png" manifest:media-type="image/png"/>
  <manifest:file-entry manifest:full-path="Pictures/100002010000024F000001DDFE3387A8653592C5.png" manifest:media-type="image/png"/>
  <manifest:file-entry manifest:full-path="Pictures/100002010000015A000000C0530BBF26BB912C09.png" manifest:media-type="image/png"/>
  <manifest:file-entry manifest:full-path="Pictures/1000020100000266000000A104A2F7508DEBC0E5.png" manifest:media-type="image/png"/>
  <manifest:file-entry manifest:full-path="Pictures/10000201000003530000024B5C7ECA822B3E7241.png" manifest:media-type="image/png"/>
  <manifest:file-entry manifest:full-path="Pictures/1000020100000213000000B0BA4BA5B0FF33384C.png" manifest:media-type="image/png"/>
  <manifest:file-entry manifest:full-path="Pictures/10000201000003530000024B74D0FB8B8536853C.png" manifest:media-type="image/png"/>
  <manifest:file-entry manifest:full-path="Pictures/1000020100000358000002886380B9F108E06D6D.png" manifest:media-type="image/png"/>
  <manifest:file-entry manifest:full-path="Pictures/10000000000002A3000002BF5F63D4BE5F3CA752.jpg" manifest:media-type="image/jpeg"/>
  <manifest:file-entry manifest:full-path="Pictures/1000000000000339000001621B33437CE595C3D5.bmp" manifest:media-type="image/bmp"/>
  <manifest:file-entry manifest:full-path="Pictures/100000000000033D00000257B391B00B7CD8B412.jpg" manifest:media-type="image/jpeg"/>
  <manifest:file-entry manifest:full-path="Pictures/10000000000002D1000003329A419B08ED80C48E.jpg" manifest:media-type="image/jpeg"/>
  <manifest:file-entry manifest:full-path="Pictures/100002010000022C000001BAC51665B8E597C86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4806in"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1" style:family="table">
      <style:table-properties style:width="7.4806in"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7" style:family="table">
      <style:table-properties style:width="7.4806in"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P1" style:family="paragraph" style:parent-style-name="Contents_20_Heading">
      <style:text-properties officeooo:paragraph-rsid="00177e4a"/>
    </style:style>
    <style:style style:name="P2" style:family="paragraph" style:parent-style-name="Contents_20_2">
      <style:paragraph-properties>
        <style:tab-stops>
          <style:tab-stop style:position="7.2839in" style:type="right" style:leader-style="dotted" style:leader-text="."/>
        </style:tab-stops>
      </style:paragraph-properties>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1">
      <style:paragraph-properties>
        <style:tab-stops>
          <style:tab-stop style:position="7.4807in" style:type="right" style:leader-style="dotted" style:leader-text="."/>
        </style:tab-stops>
      </style:paragraph-properties>
      <style:text-properties officeooo:paragraph-rsid="00177e4a"/>
    </style:style>
    <style:style style:name="P5" style:family="paragraph" style:parent-style-name="Preformatted_20_Text">
      <style:paragraph-properties fo:margin-left="0.4925in" fo:margin-right="0in" fo:text-indent="0in" style:auto-text-indent="false"/>
      <style:text-properties style:font-name="Liberation Serif" fo:font-size="12pt" officeooo:rsid="001c31b1" officeooo:paragraph-rsid="00177e4a" style:font-size-asian="12pt" style:font-size-complex="12pt"/>
    </style:style>
    <style:style style:name="P6" style:family="paragraph" style:parent-style-name="Preformatted_20_Text">
      <style:paragraph-properties fo:margin-left="0.4925in" fo:margin-right="0in" fo:text-indent="0in" style:auto-text-indent="false"/>
      <style:text-properties style:font-name="Liberation Serif" fo:font-size="12pt" officeooo:rsid="001cf5db" officeooo:paragraph-rsid="00177e4a" style:font-size-asian="12pt" style:font-size-complex="12pt"/>
    </style:style>
    <style:style style:name="P7" style:family="paragraph" style:parent-style-name="Preformatted_20_Text">
      <style:paragraph-properties fo:margin-left="0.4925in" fo:margin-right="0in" fo:text-indent="0in" style:auto-text-indent="false"/>
      <style:text-properties style:font-name="monospace" officeooo:paragraph-rsid="00177e4a"/>
    </style:style>
    <style:style style:name="P8" style:family="paragraph" style:parent-style-name="Preformatted_20_Text">
      <style:paragraph-properties fo:margin-left="0.4925in" fo:margin-right="0in" fo:margin-top="0in" fo:margin-bottom="0.1965in" loext:contextual-spacing="false" fo:text-indent="0in" style:auto-text-indent="false"/>
      <style:text-properties style:font-name="monospace" officeooo:paragraph-rsid="00177e4a"/>
    </style:style>
    <style:style style:name="P9" style:family="paragraph" style:parent-style-name="Text_20_body">
      <style:paragraph-properties fo:margin-left="0.4925in" fo:margin-right="0in" fo:text-indent="0in" style:auto-text-indent="false"/>
      <style:text-properties officeooo:rsid="001cf5db" officeooo:paragraph-rsid="00177e4a"/>
    </style:style>
    <style:style style:name="P10" style:family="paragraph" style:parent-style-name="Text_20_body">
      <style:paragraph-properties fo:margin-left="0.4925in" fo:margin-right="0in" fo:text-indent="0in" style:auto-text-indent="false"/>
      <style:text-properties officeooo:paragraph-rsid="00177e4a"/>
    </style:style>
    <style:style style:name="P11" style:family="paragraph" style:parent-style-name="Contents_20_3">
      <style:paragraph-properties>
        <style:tab-stops>
          <style:tab-stop style:position="7.0874in" style:type="right" style:leader-style="dotted" style:leader-text="."/>
        </style:tab-stops>
      </style:paragraph-properties>
    </style:style>
    <style:style style:name="P12" style:family="paragraph" style:parent-style-name="Text_20_body">
      <style:text-properties officeooo:rsid="00242f44" officeooo:paragraph-rsid="00177e4a"/>
    </style:style>
    <style:style style:name="P13" style:family="paragraph" style:parent-style-name="Text_20_body">
      <style:text-properties fo:font-style="italic" officeooo:rsid="0025eed6" officeooo:paragraph-rsid="00177e4a" style:font-style-asian="italic" style:font-style-complex="italic"/>
    </style:style>
    <style:style style:name="P14" style:family="paragraph" style:parent-style-name="Text_20_body">
      <style:text-properties fo:font-style="italic" officeooo:rsid="001dd189" officeooo:paragraph-rsid="00177e4a" style:font-style-asian="italic" style:font-style-complex="italic"/>
    </style:style>
    <style:style style:name="P15" style:family="paragraph" style:parent-style-name="Text_20_body">
      <style:text-properties fo:font-style="italic" fo:font-weight="normal" officeooo:rsid="002acea0" officeooo:paragraph-rsid="00177e4a" style:font-style-asian="italic" style:font-weight-asian="normal" style:font-style-complex="italic" style:font-weight-complex="normal"/>
    </style:style>
    <style:style style:name="P16" style:family="paragraph" style:parent-style-name="Text_20_body">
      <style:text-properties fo:font-style="italic" fo:font-weight="normal" officeooo:rsid="00180dd6" officeooo:paragraph-rsid="00180dd6" style:font-style-asian="italic" style:font-weight-asian="normal" style:font-style-complex="italic" style:font-weight-complex="normal"/>
    </style:style>
    <style:style style:name="P17" style:family="paragraph" style:parent-style-name="Text_20_body">
      <style:text-properties fo:font-style="italic" fo:font-weight="bold" officeooo:rsid="00180dd6" officeooo:paragraph-rsid="00180dd6" style:font-style-asian="italic" style:font-weight-asian="bold" style:font-style-complex="italic" style:font-weight-complex="bold"/>
    </style:style>
    <style:style style:name="P18" style:family="paragraph" style:parent-style-name="Text_20_body">
      <style:text-properties officeooo:rsid="00190786" officeooo:paragraph-rsid="00177e4a"/>
    </style:style>
    <style:style style:name="P19" style:family="paragraph" style:parent-style-name="Text_20_body">
      <style:text-properties fo:font-weight="normal" officeooo:rsid="00242f44" officeooo:paragraph-rsid="00177e4a" style:font-weight-asian="normal" style:font-weight-complex="normal"/>
    </style:style>
    <style:style style:name="P20" style:family="paragraph" style:parent-style-name="Text_20_body">
      <style:text-properties officeooo:rsid="001c31b1" officeooo:paragraph-rsid="00177e4a"/>
    </style:style>
    <style:style style:name="P21" style:family="paragraph" style:parent-style-name="Text_20_body">
      <style:text-properties officeooo:rsid="0025eed6" officeooo:paragraph-rsid="00177e4a"/>
    </style:style>
    <style:style style:name="P22" style:family="paragraph" style:parent-style-name="Text_20_body">
      <style:text-properties officeooo:rsid="001cf5db" officeooo:paragraph-rsid="00177e4a"/>
    </style:style>
    <style:style style:name="P23" style:family="paragraph" style:parent-style-name="Text_20_body">
      <style:text-properties style:font-name="monospace" fo:font-size="10pt" officeooo:rsid="001c31b1" officeooo:paragraph-rsid="00177e4a" style:font-name-asian="NSimSun" style:font-size-asian="10pt" style:font-name-complex="Liberation Mono" style:font-size-complex="10pt"/>
    </style:style>
    <style:style style:name="P24" style:family="paragraph" style:parent-style-name="Text_20_body">
      <style:text-properties officeooo:rsid="0026f73f" officeooo:paragraph-rsid="00177e4a"/>
    </style:style>
    <style:style style:name="P25" style:family="paragraph" style:parent-style-name="Text_20_body">
      <style:text-properties officeooo:rsid="001dd189" officeooo:paragraph-rsid="00177e4a"/>
    </style:style>
    <style:style style:name="P26" style:family="paragraph" style:parent-style-name="Text_20_body">
      <style:text-properties officeooo:rsid="0028d27d" officeooo:paragraph-rsid="00177e4a"/>
    </style:style>
    <style:style style:name="P27" style:family="paragraph" style:parent-style-name="Text_20_body">
      <style:text-properties officeooo:rsid="002acea0" officeooo:paragraph-rsid="00177e4a"/>
    </style:style>
    <style:style style:name="P28" style:family="paragraph" style:parent-style-name="Text_20_body">
      <style:text-properties officeooo:paragraph-rsid="00177e4a"/>
    </style:style>
    <style:style style:name="P29" style:family="paragraph" style:parent-style-name="Text_20_body">
      <style:text-properties officeooo:paragraph-rsid="00180dd6"/>
    </style:style>
    <style:style style:name="P30" style:family="paragraph" style:parent-style-name="Text_20_body">
      <style:paragraph-properties fo:margin-top="0in" fo:margin-bottom="0in" loext:contextual-spacing="false"/>
      <style:text-properties officeooo:paragraph-rsid="00177e4a"/>
    </style:style>
    <style:style style:name="P31" style:family="paragraph" style:parent-style-name="Text_20_body">
      <style:paragraph-properties fo:margin-left="0in" fo:margin-right="0in" fo:text-indent="0in" style:auto-text-indent="false"/>
      <style:text-properties fo:font-style="italic" officeooo:rsid="0025eed6" officeooo:paragraph-rsid="00177e4a" style:font-style-asian="italic" style:font-style-complex="italic"/>
    </style:style>
    <style:style style:name="P32" style:family="paragraph" style:parent-style-name="Standard">
      <style:text-properties officeooo:rsid="001c31b1" officeooo:paragraph-rsid="00177e4a"/>
    </style:style>
    <style:style style:name="P33" style:family="paragraph" style:parent-style-name="Heading_20_2">
      <style:text-properties officeooo:paragraph-rsid="00177e4a"/>
    </style:style>
    <style:style style:name="P34" style:family="paragraph" style:parent-style-name="Heading_20_2">
      <style:text-properties officeooo:rsid="00242f44" officeooo:paragraph-rsid="00177e4a"/>
    </style:style>
    <style:style style:name="P35" style:family="paragraph" style:parent-style-name="Heading_20_2">
      <style:text-properties officeooo:rsid="002acea0" officeooo:paragraph-rsid="00177e4a"/>
    </style:style>
    <style:style style:name="P36" style:family="paragraph" style:parent-style-name="Heading_20_2">
      <style:paragraph-properties fo:margin-top="0in" fo:margin-bottom="0in" loext:contextual-spacing="false"/>
      <style:text-properties officeooo:paragraph-rsid="00177e4a"/>
    </style:style>
    <style:style style:name="P37" style:family="paragraph" style:parent-style-name="Heading_20_1">
      <style:paragraph-properties fo:margin-top="0in" fo:margin-bottom="0in" loext:contextual-spacing="false"/>
      <style:text-properties officeooo:paragraph-rsid="00177e4a"/>
    </style:style>
    <style:style style:name="P38" style:family="paragraph" style:parent-style-name="Heading_20_1">
      <style:paragraph-properties fo:margin-top="0in" fo:margin-bottom="0in" loext:contextual-spacing="false"/>
      <style:text-properties officeooo:rsid="001c31b1" officeooo:paragraph-rsid="00177e4a"/>
    </style:style>
    <style:style style:name="P39" style:family="paragraph" style:parent-style-name="Heading_20_3">
      <style:text-properties officeooo:paragraph-rsid="00177e4a"/>
    </style:style>
    <style:style style:name="P40" style:family="paragraph" style:parent-style-name="Heading_20_3">
      <style:text-properties officeooo:rsid="00224d4a" officeooo:paragraph-rsid="00177e4a"/>
    </style:style>
    <style:style style:name="P41" style:family="paragraph" style:parent-style-name="Heading_20_3">
      <style:text-properties officeooo:rsid="00242f44" officeooo:paragraph-rsid="00177e4a"/>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190786" style:font-style-asian="italic" style:font-weight-asian="normal" style:font-style-complex="italic" style:font-weight-complex="normal"/>
    </style:style>
    <style:style style:name="T3" style:family="text">
      <style:text-properties fo:font-style="italic" fo:font-weight="normal" officeooo:rsid="00224d4a"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42f44" style:font-style-asian="italic" style:font-weight-asian="bold" style:font-style-complex="italic" style:font-weight-complex="bold"/>
    </style:style>
    <style:style style:name="T6" style:family="text">
      <style:text-properties fo:font-style="italic" fo:font-weight="bold" officeooo:rsid="0025eed6" style:font-style-asian="italic" style:font-weight-asian="bold"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officeooo:rsid="00224d4a" style:font-style-asian="italic" style:font-style-complex="italic"/>
    </style:style>
    <style:style style:name="T9" style:family="text">
      <style:text-properties fo:font-style="italic" officeooo:rsid="0026f73f" style:font-style-asian="italic" style:font-style-complex="italic"/>
    </style:style>
    <style:style style:name="T10" style:family="text">
      <style:text-properties officeooo:rsid="00224d4a"/>
    </style:style>
    <style:style style:name="T11" style:family="text">
      <style:text-properties fo:font-weight="normal" style:font-weight-asian="normal" style:font-weight-complex="normal"/>
    </style:style>
    <style:style style:name="T12" style:family="text">
      <style:text-properties fo:font-weight="normal" officeooo:rsid="00224d4a" style:font-weight-asian="normal" style:font-weight-complex="normal"/>
    </style:style>
    <style:style style:name="T13" style:family="text">
      <style:text-properties fo:font-weight="normal" officeooo:rsid="00242f44" style:font-weight-asian="normal" style:font-weight-complex="normal"/>
    </style:style>
    <style:style style:name="T14" style:family="text">
      <style:text-properties fo:font-weight="normal" officeooo:rsid="0028d27d" style:font-weight-asian="normal" style:font-weight-complex="normal"/>
    </style:style>
    <style:style style:name="T15" style:family="text">
      <style:text-properties fo:font-weight="normal" officeooo:rsid="002d1c0f" style:font-weight-asian="normal" style:font-weight-complex="normal"/>
    </style:style>
    <style:style style:name="T16" style:family="text">
      <style:text-properties fo:font-weight="normal" officeooo:rsid="00190786"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24d4a" style:font-weight-asian="bold" style:font-weight-complex="bold"/>
    </style:style>
    <style:style style:name="T19" style:family="text">
      <style:text-properties fo:font-weight="bold" officeooo:rsid="0028d27d" style:font-weight-asian="bold" style:font-weight-complex="bold"/>
    </style:style>
    <style:style style:name="T20" style:family="text">
      <style:text-properties fo:font-weight="bold" officeooo:rsid="00242f44" style:font-weight-asian="bold" style:font-weight-complex="bold"/>
    </style:style>
    <style:style style:name="T21" style:family="text">
      <style:text-properties fo:font-weight="bold" officeooo:rsid="0025eed6" style:font-weight-asian="bold" style:font-weight-complex="bold"/>
    </style:style>
    <style:style style:name="T22" style:family="text">
      <style:text-properties fo:font-weight="bold" officeooo:rsid="001dd189" style:font-weight-asian="bold" style:font-weight-complex="bold"/>
    </style:style>
    <style:style style:name="T23" style:family="text">
      <style:text-properties fo:font-weight="bold" officeooo:rsid="00301c13" style:font-weight-asian="bold" style:font-weight-complex="bold"/>
    </style:style>
    <style:style style:name="T24" style:family="text">
      <style:text-properties fo:font-weight="bold" officeooo:rsid="001c31b1" style:font-weight-asian="bold" style:font-weight-complex="bold"/>
    </style:style>
    <style:style style:name="T25" style:family="text">
      <style:text-properties fo:font-weight="bold" officeooo:rsid="002e3d7e" style:font-weight-asian="bold" style:font-weight-complex="bold"/>
    </style:style>
    <style:style style:name="T26" style:family="text">
      <style:text-properties fo:font-weight="bold" officeooo:rsid="002acea0" style:font-weight-asian="bold" style:font-weight-complex="bold"/>
    </style:style>
    <style:style style:name="T27" style:family="text">
      <style:text-properties fo:font-weight="bold" officeooo:rsid="002d41f8" style:font-weight-asian="bold" style:font-weight-complex="bold"/>
    </style:style>
    <style:style style:name="T28" style:family="text">
      <style:text-properties fo:font-weight="bold" officeooo:rsid="00180dd6" style:font-weight-asian="bold" style:font-weight-complex="bold"/>
    </style:style>
    <style:style style:name="T29" style:family="text">
      <style:text-properties fo:font-weight="bold" officeooo:rsid="001d6e4c" style:font-weight-asian="bold" style:font-weight-complex="bold"/>
    </style:style>
    <style:style style:name="T30" style:family="text">
      <style:text-properties officeooo:rsid="0025eed6"/>
    </style:style>
    <style:style style:name="T31" style:family="text">
      <style:text-properties officeooo:rsid="0028d27d"/>
    </style:style>
    <style:style style:name="T32" style:family="text">
      <style:text-properties officeooo:rsid="00301c13"/>
    </style:style>
    <style:style style:name="T33" style:family="text">
      <style:text-properties fo:font-style="normal" officeooo:rsid="00224d4a" style:font-style-asian="normal" style:font-style-complex="normal"/>
    </style:style>
    <style:style style:name="T34" style:family="text">
      <style:text-properties fo:font-style="normal" fo:font-weight="normal" officeooo:rsid="00224d4a" style:font-style-asian="normal" style:font-weight-asian="normal" style:font-style-complex="normal" style:font-weight-complex="normal"/>
    </style:style>
    <style:style style:name="T35" style:family="text">
      <style:text-properties officeooo:rsid="002d1c0f"/>
    </style:style>
    <style:style style:name="T36" style:family="text">
      <style:text-properties officeooo:rsid="00190786"/>
    </style:style>
    <style:style style:name="T37" style:family="text">
      <style:text-properties officeooo:rsid="001d2e17"/>
    </style:style>
    <style:style style:name="T38" style:family="text">
      <style:text-properties officeooo:rsid="002be601"/>
    </style:style>
    <style:style style:name="T39" style:family="text">
      <style:text-properties officeooo:rsid="0000a390"/>
    </style:style>
    <style:style style:name="T40" style:family="text">
      <style:text-properties officeooo:rsid="00242f44"/>
    </style:style>
    <style:style style:name="T41" style:family="text">
      <style:text-properties officeooo:rsid="001dd189"/>
    </style:style>
    <style:style style:name="T42" style:family="text">
      <style:text-properties officeooo:rsid="0026f73f"/>
    </style:style>
    <style:style style:name="T43" style:family="text">
      <style:text-properties style:font-name="monospace" fo:font-size="10pt" officeooo:rsid="001c31b1" style:font-name-asian="NSimSun" style:font-size-asian="10pt" style:font-name-complex="Liberation Mono" style:font-size-complex="10pt"/>
    </style:style>
    <style:style style:name="T44" style:family="text">
      <style:text-properties style:font-name="monospace" fo:font-size="10pt" officeooo:rsid="00301c13" style:font-name-asian="NSimSun" style:font-size-asian="10pt" style:font-name-complex="Liberation Mono" style:font-size-complex="10pt"/>
    </style:style>
    <style:style style:name="T45" style:family="text">
      <style:text-properties officeooo:rsid="001c31b1"/>
    </style:style>
    <style:style style:name="T46" style:family="text">
      <style:text-properties style:font-name="Liberation Serif" fo:font-size="12pt" officeooo:rsid="001c31b1" style:font-size-asian="12pt" style:font-size-complex="12pt"/>
    </style:style>
    <style:style style:name="T47" style:family="text">
      <style:text-properties style:font-name="Liberation Serif" fo:font-size="12pt" officeooo:rsid="001c31b1" style:font-name-asian="NSimSun" style:font-size-asian="12pt" style:font-name-complex="Liberation Mono" style:font-size-complex="12pt"/>
    </style:style>
    <style:style style:name="T48" style:family="text">
      <style:text-properties officeooo:rsid="002acea0"/>
    </style:style>
    <style:style style:name="T49" style:family="text">
      <style:text-properties officeooo:rsid="002d41f8"/>
    </style:style>
    <style:style style:name="T50" style:family="text">
      <style:text-properties officeooo:rsid="00180dd6"/>
    </style:style>
    <style:style style:name="T51" style:family="text">
      <style:text-properties officeooo:rsid="001d2ac4"/>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ile Bforartists at Windows with Cmake and Visual Studio 2017</text:p>
      <text:p text:style-name="P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621_1841188276" text:style-name="Index_20_Link" text:visited-style-name="Index_20_Link">Overview<text:tab/>1</text:a></text:p>
          <text:p text:style-name="P2"><text:a xlink:type="simple" xlink:href="#__RefHeading___Toc623_1841188276" text:style-name="Index_20_Link" text:visited-style-name="Index_20_Link">Introduction<text:tab/>1</text:a></text:p>
          <text:p text:style-name="P2"><text:a xlink:type="simple" xlink:href="#__RefHeading___Toc625_1841188276" text:style-name="Index_20_Link" text:visited-style-name="Index_20_Link">Outline<text:tab/>1</text:a></text:p>
          <text:p text:style-name="P3"><text:a xlink:type="simple" xlink:href="#__RefHeading___Toc3081_2024691132" text:style-name="Index_20_Link" text:visited-style-name="Index_20_Link">Tool Requirements<text:tab/>2</text:a></text:p>
          <text:p text:style-name="P2"><text:a xlink:type="simple" xlink:href="#__RefHeading___Toc3083_2024691132" text:style-name="Index_20_Link" text:visited-style-name="Index_20_Link">Required Tools<text:tab/>2</text:a></text:p>
          <text:p text:style-name="P11"><text:a xlink:type="simple" xlink:href="#__RefHeading___Toc627_1841188276" text:style-name="Index_20_Link" text:visited-style-name="Index_20_Link">Building Tools<text:tab/>2</text:a></text:p>
          <text:p text:style-name="P11"><text:a xlink:type="simple" xlink:href="#__RefHeading___Toc629_1841188276" text:style-name="Index_20_Link" text:visited-style-name="Index_20_Link">Sourcing Tools<text:tab/>2</text:a></text:p>
          <text:p text:style-name="P11"><text:a xlink:type="simple" xlink:href="#__RefHeading___Toc631_1841188276" text:style-name="Index_20_Link" text:visited-style-name="Index_20_Link">Other Tools<text:tab/>2</text:a></text:p>
          <text:p text:style-name="P2"><text:a xlink:type="simple" xlink:href="#__RefHeading___Toc3085_2024691132" text:style-name="Index_20_Link" text:visited-style-name="Index_20_Link">Optional Tools<text:tab/>2</text:a></text:p>
          <text:p text:style-name="P3"><text:a xlink:type="simple" xlink:href="#__RefHeading___Toc3087_2024691132" text:style-name="Index_20_Link" text:visited-style-name="Index_20_Link">Downloading the Repository<text:tab/>2</text:a></text:p>
          <text:p text:style-name="P3"><text:a xlink:type="simple" xlink:href="#__RefHeading___Toc3089_2024691132" text:style-name="Index_20_Link" text:visited-style-name="Index_20_Link">Creating the Binary Folder<text:tab/>3</text:a></text:p>
          <text:p text:style-name="P3"><text:a xlink:type="simple" xlink:href="#__RefHeading___Toc3091_2024691132" text:style-name="Index_20_Link" text:visited-style-name="Index_20_Link">Installing the Dependencies<text:tab/>4</text:a></text:p>
          <text:p text:style-name="P3"><text:a xlink:type="simple" xlink:href="#__RefHeading___Toc3093_2024691132" text:style-name="Index_20_Link" text:visited-style-name="Index_20_Link">Updating the Repository<text:tab/>6</text:a></text:p>
          <text:p text:style-name="P3"><text:a xlink:type="simple" xlink:href="#__RefHeading___Toc3095_2024691132" text:style-name="Index_20_Link" text:visited-style-name="Index_20_Link">Running CMake<text:tab/>6</text:a></text:p>
          <text:p text:style-name="P2"><text:a xlink:type="simple" xlink:href="#__RefHeading___Toc3097_2024691132" text:style-name="Index_20_Link" text:visited-style-name="Index_20_Link">Cmake Preparation<text:tab/>7</text:a></text:p>
          <text:p text:style-name="P2"><text:a xlink:type="simple" xlink:href="#__RefHeading___Toc3099_2024691132" text:style-name="Index_20_Link" text:visited-style-name="Index_20_Link">Activate all needed features.<text:tab/>8</text:a></text:p>
          <text:p text:style-name="P2"><text:a xlink:type="simple" xlink:href="#__RefHeading___Toc3101_2024691132" text:style-name="Index_20_Link" text:visited-style-name="Index_20_Link">Generate<text:tab/>8</text:a></text:p>
          <text:p text:style-name="P3"><text:a xlink:type="simple" xlink:href="#__RefHeading___Toc3103_2024691132" text:style-name="Index_20_Link" text:visited-style-name="Index_20_Link">Troubleshooting Cmake Errors<text:tab/>9</text:a></text:p>
          <text:p text:style-name="P2"><text:a xlink:type="simple" xlink:href="#__RefHeading___Toc3105_2024691132" text:style-name="Index_20_Link" text:visited-style-name="Index_20_Link">Cuda<text:tab/>9</text:a></text:p>
          <text:p text:style-name="P2"><text:a xlink:type="simple" xlink:href="#__RefHeading___Toc633_1841188276" text:style-name="Index_20_Link" text:visited-style-name="Index_20_Link">Cmake Warning at intern/cycles/kernel/CmakeLists<text:tab/>10</text:a></text:p>
          <text:p text:style-name="P2"><text:a xlink:type="simple" xlink:href="#__RefHeading___Toc3107_2024691132" text:style-name="Index_20_Link" text:visited-style-name="Index_20_Link">Adding System variables<text:tab/>11</text:a></text:p>
          <text:p text:style-name="P2"><text:a xlink:type="simple" xlink:href="#__RefHeading___Toc3109_2024691132" text:style-name="Index_20_Link" text:visited-style-name="Index_20_Link">Missing Language Paths in Blender<text:tab/>11</text:a></text:p>
          <text:p text:style-name="P2"><text:a xlink:type="simple" xlink:href="#__RefHeading___Toc3111_2024691132" text:style-name="Index_20_Link" text:visited-style-name="Index_20_Link">Open EXR<text:tab/>12</text:a></text:p>
          <text:p text:style-name="P3"><text:a xlink:type="simple" xlink:href="#__RefHeading___Toc3113_2024691132" text:style-name="Index_20_Link" text:visited-style-name="Index_20_Link">Compiling<text:tab/>13</text:a></text:p>
          <text:p text:style-name="P2"><text:a xlink:type="simple" xlink:href="#__RefHeading___Toc635_1841188276" text:style-name="Index_20_Link" text:visited-style-name="Index_20_Link">Congratulations!<text:tab/>15</text:a></text:p>
        </text:index-body>
      </text:table-of-content>
      <text:p text:style-name="P28"/>
      <table:table table:name="Table1" table:style-name="Table1">
        <table:table-column table:style-name="Table1.A"/>
        <table:table-row>
          <table:table-cell table:style-name="Table1.A1" office:value-type="string">
            <text:h text:style-name="P37" text:outline-level="1"><text:bookmark-start text:name="__RefHeading___Toc621_1841188276"/><text:span text:style-name="Strong_20_Emphasis"><text:span text:style-name="T10">Overview</text:span></text:span><text:bookmark-end text:name="__RefHeading___Toc621_1841188276"/></text:h>
          </table:table-cell>
        </table:table-row>
      </table:table>
      <text:h text:style-name="P36" text:outline-level="2"><text:span text:style-name="Strong_20_Emphasis"/></text:h>
      <text:h text:style-name="P36" text:outline-level="2"><text:bookmark-start text:name="__RefHeading___Toc623_1841188276"/><text:span text:style-name="Strong_20_Emphasis"><text:span text:style-name="T10">Introduction</text:span></text:span><text:bookmark-end text:name="__RefHeading___Toc623_1841188276"/></text:h>
      <text:p text:style-name="P30"><text:span text:style-name="Strong_20_Emphasis"><text:span text:style-name="T12">This is a step by step tutorial packed with tips and tricks to help you compile your first Bforaritsts build – opening doors to develop your </text:span></text:span><text:span text:style-name="Strong_20_Emphasis"><text:span text:style-name="T13">artistic</text:span></text:span><text:span text:style-name="Strong_20_Emphasis"><text:span text:style-name="T12"> ideas with the sourcecode. <text:s/></text:span></text:span></text:p>
      <text:p text:style-name="P30"><text:span text:style-name="Strong_20_Emphasis"><text:span text:style-name="T12"/></text:span></text:p>
      <text:h text:style-name="P36" text:outline-level="2"><text:bookmark-start text:name="__RefHeading___Toc625_1841188276"/><text:span text:style-name="Strong_20_Emphasis"><text:span text:style-name="T10">Outline</text:span></text:span><text:bookmark-end text:name="__RefHeading___Toc625_1841188276"/></text:h>
      <text:p text:style-name="P30"><text:span text:style-name="Strong_20_Emphasis"><text:span text:style-name="T12">To compile, we need to gather the correct tools, materials, blueprints, and then </text:span></text:span><text:span text:style-name="Strong_20_Emphasis"><text:span text:style-name="T14">we can</text:span></text:span><text:span text:style-name="Strong_20_Emphasis"><text:span text:style-name="T12"> build the “house” - which is </text:span></text:span><text:span text:style-name="Strong_20_Emphasis"><text:span text:style-name="T18">Bforartists</text:span></text:span><text:span text:style-name="Strong_20_Emphasis"><text:span text:style-name="T12">. The following tutorial will explain each process step by step with tips and tricks to make sure you can troubleshoot and build without any errors. </text:span></text:span></text:p>
      <text:p text:style-name="P30"><text:span text:style-name="Strong_20_Emphasis"><text:span text:style-name="T12"/></text:span></text:p>
      <text:p text:style-name="P30"><text:span text:style-name="Strong_20_Emphasis"><text:span text:style-name="T12">Once you have no errors in the building process, you will be free to work in a Github branch and commit and push new improvements to Bforartists – </text:span></text:span><text:span text:style-name="Strong_20_Emphasis"><text:span text:style-name="T13">with set tasks that can be worked on collaboratively and approved to be included in future official releases. </text:span></text:span><text:span text:style-name="Strong_20_Emphasis"><text:span text:style-name="T12"><text:s/><text:line-break/><text:line-break/></text:span></text:span><text:span text:style-name="Strong_20_Emphasis"><text:span text:style-name="T15">So let’s begin by getting the right tools, then the correct materials and blueprints – then we can use the tools to build our house. <text:line-break/></text:span></text:span><text:span text:style-name="Strong_20_Emphasis"><text:span text:style-name="T12"><text:line-break/>Enjoy! </text:span></text:span></text:p>
      <text:p text:style-name="P30"><text:soft-page-break/><text:span text:style-name="Strong_20_Emphasis"><text:span text:style-name="T12"/></text:span></text:p>
      <text:p text:style-name="P30"><text:span text:style-name="Strong_20_Emphasis"/></text:p>
      <table:table table:name="Tabelle1" table:style-name="Tabelle1">
        <table:table-column table:style-name="Tabelle1.A"/>
        <table:table-row>
          <table:table-cell table:style-name="Tabelle1.A1" office:value-type="string">
            <text:h text:style-name="P37" text:outline-level="1"><text:bookmark-start text:name="__RefHeading___Toc3081_2024691132"/><text:span text:style-name="Strong_20_Emphasis"><text:span text:style-name="T30">Tool Requirements</text:span></text:span><text:bookmark-end text:name="__RefHeading___Toc3081_2024691132"/></text:h>
          </table:table-cell>
        </table:table-row>
      </table:table>
      <text:h text:style-name="P33" text:outline-level="2"><text:bookmark-start text:name="__RefHeading___Toc3083_2024691132"/>Required <text:span text:style-name="T10">Tools</text:span><text:bookmark-end text:name="__RefHeading___Toc3083_2024691132"/></text:h>
      <text:p text:style-name="P12">In order to build Bforartists, you need building “tool<text:span text:style-name="T31">s”</text:span> like <text:span text:style-name="T17">compilers, sourcing tools</text:span> for the “materials”, <text:span text:style-name="T31"><text:s/>“blueprints”</text:span> <text:span text:style-name="T51">as th</text:span>e <text:span text:style-name="T17">repository </text:span><text:span text:style-name="T11">and </text:span><text:span text:style-name="T19">libraries</text:span><text:span text:style-name="T17">, </text:span><text:span text:style-name="T11">and other third party “resources” that are classified as </text:span><text:span text:style-name="T17">dependencies. </text:span></text:p>
      <text:h text:style-name="P39" text:outline-level="3"><text:bookmark-start text:name="__RefHeading___Toc627_1841188276"/>Building Tools<text:bookmark-end text:name="__RefHeading___Toc627_1841188276"/></text:h>
      <text:p text:style-name="P10"><text:span text:style-name="Strong_20_Emphasis"><text:span text:style-name="T10">Microsoft </text:span></text:span><text:span text:style-name="Strong_20_Emphasis">Visual Studio 201</text:span><text:span text:style-name="Strong_20_Emphasis"><text:span text:style-name="T32">7</text:span></text:span><text:span text:style-name="Strong_20_Emphasis"> Community</text:span><text:span text:style-name="Strong_20_Emphasis"><text:span text:style-name="T32">:</text:span></text:span><text:span text:style-name="Strong_20_Emphasis"> </text:span><text:a xlink:type="simple" xlink:href="https://visualstudio.microsoft.com/de/downloads/" text:style-name="Internet_20_link" text:visited-style-name="Visited_20_Internet_20_Link"><text:span text:style-name="Strong_20_Emphasis"><text:span text:style-name="T11">https://visualstudio.microsoft.com/de/downloads/</text:span></text:span></text:a></text:p>
      <text:p text:style-name="P10"><text:span text:style-name="Strong_20_Emphasis"><text:span text:style-name="T33">Cmake:</text:span></text:span><text:span text:style-name="Strong_20_Emphasis"><text:span text:style-name="T34"> </text:span></text:span><text:a xlink:type="simple" xlink:href="http://www.cmake.org/download/" text:style-name="Internet_20_link" text:visited-style-name="Visited_20_Internet_20_Link"><text:span text:style-name="Strong_20_Emphasis"><text:span text:style-name="T34">http://www.cmake.org/download/</text:span></text:span></text:a></text:p>
      <text:h text:style-name="P40" text:outline-level="3"><text:bookmark-start text:name="__RefHeading___Toc629_1841188276"/>Sourcing <text:span text:style-name="T35">T</text:span>ools<text:bookmark-end text:name="__RefHeading___Toc629_1841188276"/></text:h>
      <text:p text:style-name="P10"><text:span text:style-name="Strong_20_Emphasis">Git:</text:span> <text:a xlink:type="simple" xlink:href="https://git-scm.com/" text:style-name="Internet_20_link" text:visited-style-name="Visited_20_Internet_20_Link">https://git-scm.com/</text:a><text:line-break/><text:span text:style-name="Strong_20_Emphasis">Tortoisegit:</text:span><text:span text:style-name="Strong_20_Emphasis"><text:span text:style-name="T16"> </text:span></text:span><text:a xlink:type="simple" xlink:href="https://tortoisegit.org/" text:style-name="Internet_20_link" text:visited-style-name="Visited_20_Internet_20_Link"><text:span text:style-name="Strong_20_Emphasis"><text:span text:style-name="T16">https://tortoisegit.org/</text:span></text:span></text:a><text:span text:style-name="Strong_20_Emphasis"><text:span text:style-name="T16"> </text:span></text:span></text:p>
      <text:p text:style-name="P10"><text:span text:style-name="Strong_20_Emphasis"><text:span text:style-name="T5">Quick Tip: </text:span></text:span><text:span text:style-name="Strong_20_Emphasis"><text:span text:style-name="T2">You can of course also do everything from the Git command line. But Tortoisegit makes things much easier </text:span></text:span><text:span text:style-name="Strong_20_Emphasis"><text:span text:style-name="T3">with a GUI</text:span></text:span><text:span text:style-name="Strong_20_Emphasis"><text:span text:style-name="T8">. </text:span></text:span></text:p>
      <text:p text:style-name="P10"><text:span text:style-name="Strong_20_Emphasis"><text:span text:style-name="T36">TortoiseSVN</text:span></text:span><text:span text:style-name="Strong_20_Emphasis"><text:span text:style-name="T16"> for the dependencies. <text:s/></text:span></text:span><text:a xlink:type="simple" xlink:href="http://tortoisesvn.net/index.de.html" text:style-name="Internet_20_link" text:visited-style-name="Visited_20_Internet_20_Link"><text:span text:style-name="Strong_20_Emphasis"><text:span text:style-name="T16">http://tortoisesvn.net/index.de.html</text:span></text:span></text:a></text:p>
      <text:h text:style-name="P41" text:outline-level="3"><text:bookmark-start text:name="__RefHeading___Toc631_1841188276"/>Other Tools<text:bookmark-end text:name="__RefHeading___Toc631_1841188276"/></text:h>
      <text:p text:style-name="P10"><text:span text:style-name="Strong_20_Emphasis">Python 2.7 </text:span>: <text:a xlink:type="simple" xlink:href="https://www.python.org/downloads/" text:style-name="Internet_20_link" text:visited-style-name="Visited_20_Internet_20_Link">https://www.python.org/downloads/</text:a><text:line-break/><text:span text:style-name="Strong_20_Emphasis">Python 3.</text:span><text:span text:style-name="Strong_20_Emphasis"><text:span text:style-name="T50">x </text:span></text:span>:<text:span text:style-name="T37"> </text:span><text:a xlink:type="simple" xlink:href="https://visualstudio.microsoft.com/de/downloads/" text:style-name="Internet_20_link" text:visited-style-name="Visited_20_Internet_20_Link"><text:span text:style-name="T37">https://visualstudio.microsoft.com/de/downloads/</text:span></text:a><text:line-break/><text:span text:style-name="Strong_20_Emphasis">CUDA Developer </text:span><text:span text:style-name="Strong_20_Emphasis"><text:span text:style-name="T10">T</text:span></text:span><text:span text:style-name="Strong_20_Emphasis">ools:</text:span> <text:a xlink:type="simple" xlink:href="https://developer.nvidia.com/cuda-downloads" text:style-name="Internet_20_link" text:visited-style-name="Visited_20_Internet_20_Link">https://developer.nvidia.com/cuda-downloads</text:a></text:p>
      <text:p text:style-name="P31"><text:span text:style-name="T17">Quick Tip:</text:span> Hitting “Next” “Next” “Next” to install the above is generally ok and risk free. </text:p>
      <text:h text:style-name="P34" text:outline-level="2"><text:bookmark-start text:name="__RefHeading___Toc3085_2024691132"/>Optional <text:span text:style-name="T38">Tools</text:span><text:bookmark-end text:name="__RefHeading___Toc3085_2024691132"/></text:h>
      <text:p text:style-name="P28"><text:span text:style-name="Strong_20_Emphasis"><text:span text:style-name="T36">We need </text:span></text:span><text:span text:style-name="Strong_20_Emphasis">a</text:span><text:span text:style-name="Strong_20_Emphasis"><text:span text:style-name="T30">n</text:span></text:span><text:span text:style-name="Strong_20_Emphasis"> </text:span><text:span text:style-name="Strong_20_Emphasis"><text:span text:style-name="T39">installed </text:span></text:span><text:span text:style-name="Strong_20_Emphasis">version of Blender </text:span><text:span text:style-name="Strong_20_Emphasis"><text:span text:style-name="T36">in case you want to modify the icons. </text:span></text:span>You need the Windows Installer version, the one with the *.msi ending. Make sure that the path to the Blender.exe is added to the Windows system variables <text:a xlink:type="simple" xlink:href="http://download.blender.org/release/" text:style-name="Internet_20_link" text:visited-style-name="Visited_20_Internet_20_Link">http://download.blender.org/release/</text:a></text:p>
      <text:p text:style-name="P13"><text:span text:style-name="T17">Quick tip: </text:span>Check out Page 9 to learn how to add System Variables</text:p>
      <text:p text:style-name="P28"><text:span text:style-name="Strong_20_Emphasis">7Z or a similar zip software</text:span> that can handle tar.gz archives. <text:a xlink:type="simple" xlink:href="http://www.7-zip.org/" text:style-name="Internet_20_link" text:visited-style-name="Visited_20_Internet_20_Link">http://www.7-zip.org/</text:a></text:p>
      <text:p text:style-name="P28">Nice to have but not necessary is <text:span text:style-name="T17">Grepwin</text:span> to search the source code: <text:a xlink:type="simple" xlink:href="http://stefanstools.sourceforge.net/grepWin.html" text:style-name="Internet_20_link" text:visited-style-name="Visited_20_Internet_20_Link">http://stefanstools.sourceforge.net/grepWin.html</text:a></text:p>
      <text:p text:style-name="P18">Same counts for software like <text:span text:style-name="T17">Meld</text:span>: <text:a xlink:type="simple" xlink:href="http://meldmerge.org/" text:style-name="Internet_20_link" text:visited-style-name="Visited_20_Internet_20_Link">http://meldmerge.org/</text:a> <text:span text:style-name="T40">or </text:span><text:span text:style-name="T20">Atom: </text:span><text:a xlink:type="simple" xlink:href="https://atom.io/" text:style-name="Internet_20_link" text:visited-style-name="Visited_20_Internet_20_Link"><text:span text:style-name="T13">https://atom.io/</text:span></text:a><text:span text:style-name="T13"> to have an overview, syntax highlight and document comparison. </text:span></text:p>
      <text:p text:style-name="P19"/>
      <table:table table:name="Tabelle2" table:style-name="Tabelle2">
        <table:table-column table:style-name="Tabelle2.A"/>
        <table:table-row>
          <table:table-cell table:style-name="Tabelle2.A1" office:value-type="string">
            <text:h text:style-name="P37" text:outline-level="1"><text:bookmark-start text:name="__RefHeading___Toc3087_2024691132"/><text:span text:style-name="Strong_20_Emphasis">Downloading the </text:span><text:span text:style-name="Strong_20_Emphasis"><text:span text:style-name="T30">R</text:span></text:span><text:span text:style-name="Strong_20_Emphasis">epository</text:span><text:bookmark-end text:name="__RefHeading___Toc3087_2024691132"/></text:h>
          </table:table-cell>
        </table:table-row>
      </table:table>
      <text:p text:style-name="P28"><text:span text:style-name="Strong_20_Emphasis"/></text:p>
      <text:p text:style-name="P28">So we have downloaded and installed the tools – <text:span text:style-name="T30">one after the other. Now it’s t</text:span>ime to download the repository <text:soft-page-break/><text:span text:style-name="T30">(the blueprints)</text:span> <text:span text:style-name="T30">and get the </text:span>libs <text:span text:style-name="T30">(the materials)</text:span>. </text:p>
      <text:p text:style-name="P28"><text:span text:style-name="T30">1. </text:span>Choose a location.</text:p>
      <text:p text:style-name="P28"><text:span text:style-name="T6">Quick Tip: </text:span><text:span text:style-name="T7">When possible a folder directly at a drive.</text:span> </text:p>
      <text:p text:style-name="P28">I have chosen drive <text:a xlink:type="simple" xlink:href="../../../" text:style-name="Internet_20_link" text:visited-style-name="Visited_20_Internet_20_Link"><text:span text:style-name="T17">H:</text:span></text:a><text:span text:style-name="T21">\</text:span>, and have created the folder <text:span text:style-name="T17">bforartists</text:span>, which is our target folder.</text:p>
      <text:p text:style-name="P28"><text:span text:style-name="T36">2. Open your Browser and n</text:span>avigate to <text:a xlink:type="simple" xlink:href="https://github.com/Bforartists/Bforartists" text:style-name="Internet_20_link" text:visited-style-name="Visited_20_Internet_20_Link">https://github.com/Bforartists/Bforartists</text:a><text:span text:style-name="T36"> . This makes the repository URL recognized by Git. </text:span></text:p>
      <text:p text:style-name="P28"><text:span text:style-name="T30">3. Then </text:span>right click at our target folder and choose git clone in the <text:span text:style-name="T30">r</text:span>mb menu.</text:p>
      <text:p text:style-name="P28"><draw:frame draw:style-name="fr1" draw:name="Bild2" text:anchor-type="as-char" svg:width="2.8598in" svg:height="2.5874in" draw:z-index="0"><draw:image xlink:href="Pictures/100000000000017D00000159C25E7D124141825F.png" xlink:type="simple" xlink:show="embed" xlink:actuate="onLoad" loext:mime-type="image/png"/></draw:frame></text:p>
      <text:p text:style-name="P28"><text:span text:style-name="T30">4. </text:span>We have navigated to the Bforartists Github repository before <text:span text:style-name="T30">in step 2. </text:span>, so Git should have copied the right link into the URL field already. <text:span text:style-name="T30">If</text:span> not, then type in the URL manually. <text:a xlink:type="simple" xlink:href="https://github.com/Bforartists/Bforartists" text:style-name="Internet_20_link" text:visited-style-name="Visited_20_Internet_20_Link">https://github.com/Bforartists/Bforartists</text:a></text:p>
      <text:p text:style-name="P28"><draw:frame draw:style-name="fr1" draw:name="Bild3" text:anchor-type="as-char" svg:width="4.1965in" svg:height="2.9673in" draw:z-index="1"><draw:image xlink:href="Pictures/100000000000022B00000188608F943959809E52.png" xlink:type="simple" xlink:show="embed" xlink:actuate="onLoad" loext:mime-type="image/png"/></draw:frame></text:p>
      <text:p text:style-name="P28"><text:span text:style-name="T30">5. </text:span>Click okay. Git will download the <text:span text:style-name="T30">B</text:span>forartists repository now.</text:p>
      <text:p text:style-name="P20"><text:span text:style-name="T30">6. W</text:span>hen everything <text:span text:style-name="T30">goes</text:span> well then we have <text:span text:style-name="T30">the following</text:span> result <text:span text:style-name="T30">(notice the green tickbox)</text:span>:</text:p>
      <text:p text:style-name="P20"><draw:frame draw:style-name="fr2" draw:name="Bild1" text:anchor-type="paragraph" svg:x="0.0264in" svg:y="0in" svg:width="3.7626in" svg:height="1.9591in" draw:z-index="12"><draw:image xlink:href="Pictures/10000000000001B6000000E4770461C1858672A3.png" xlink:type="simple" xlink:show="embed" xlink:actuate="onLoad" loext:mime-type="image/png"/></draw:frame><text:soft-page-break/></text:p>
      <text:p text:style-name="P20"/>
      <table:table table:name="Tabelle4" table:style-name="Tabelle4">
        <table:table-column table:style-name="Tabelle4.A"/>
        <table:table-row>
          <table:table-cell table:style-name="Tabelle4.A1" office:value-type="string">
            <text:h text:style-name="P38" text:outline-level="1"><text:bookmark-start text:name="__RefHeading___Toc3089_2024691132"/>Creat<text:span text:style-name="T30">ing</text:span> the Binary Folder<text:bookmark-end text:name="__RefHeading___Toc3089_2024691132"/></text:h>
          </table:table-cell>
        </table:table-row>
      </table:table>
      <text:p text:style-name="P32"/>
      <text:p text:style-name="P32">On with some more preparations. </text:p>
      <text:p text:style-name="P32"/>
      <text:p text:style-name="P32">We need a folder where <text:span text:style-name="T17">Cmake</text:span> builds the Binaries <text:span text:style-name="T30">and where </text:span><text:span text:style-name="T21">Visual Studio</text:span><text:span text:style-name="T30"> compiles the result</text:span>. <text:span text:style-name="T30">In order to do so,</text:span> create another folder besides the repository. <text:line-break/><text:line-break/><text:span text:style-name="T30">You can name this folder however you like</text:span>. I <text:span text:style-name="T31">will</text:span> call it <text:span text:style-name="T17">bforartists_build</text:span>.</text:p>
      <text:p text:style-name="P32"/>
      <text:p text:style-name="P32"><draw:frame draw:style-name="fr2" draw:name="Bild21" text:anchor-type="paragraph" svg:x="0.052in" svg:y="0.0035in" svg:width="3.6929in" svg:height="1.9228in" draw:z-index="13"><draw:image xlink:href="Pictures/10000000000001B6000000E4A71AB3A58B99DD5E.png" xlink:type="simple" xlink:show="embed" xlink:actuate="onLoad" loext:mime-type="image/png"/></draw:frame></text:p>
      <text:p text:style-name="P32"/>
      <text:p text:style-name="P32"/>
      <table:table table:name="Tabelle3" table:style-name="Tabelle3">
        <table:table-column table:style-name="Tabelle3.A"/>
        <table:table-row>
          <table:table-cell table:style-name="Tabelle3.A1" office:value-type="string">
            <text:h text:style-name="P37" text:outline-level="1"><text:bookmark-start text:name="__RefHeading___Toc3091_2024691132"/>Installing the Dependencies<text:bookmark-end text:name="__RefHeading___Toc3091_2024691132"/></text:h>
          </table:table-cell>
        </table:table-row>
      </table:table>
      <text:p text:style-name="P20"/>
      <text:p text:style-name="P20">What is missing now <text:span text:style-name="T30">are </text:span>the <text:span text:style-name="T11">dependencies</text:span>, <text:span text:style-name="T30">or “materials”</text:span>. Bforartists is a fork of Blender, and uses the same dependencies. It doesn't host and update this dependencies though. We use the official dependencies from Blender.</text:p>
      <text:p text:style-name="P20"><text:span text:style-name="T30">1. </text:span>Create a folder called <text:span text:style-name="T17">lib</text:span> beside the repository.<text:span text:style-name="T41"> This name is important, it has to be </text:span><text:span text:style-name="T22">lib</text:span><text:span text:style-name="T41">!</text:span></text:p>
      <text:p text:style-name="P20"><draw:frame draw:style-name="fr2" draw:name="Bild22" text:anchor-type="paragraph" svg:x="0.0256in" svg:y="0in" svg:width="2.3827in" svg:height="1.5957in" draw:z-index="14"><draw:image xlink:href="Pictures/10000201000000F9000000A72EA38CE5C050DDD0.png" xlink:type="simple" xlink:show="embed" xlink:actuate="onLoad" loext:mime-type="image/png"/></draw:frame></text:p>
      <text:p text:style-name="P20"><text:soft-page-break/><text:span text:style-name="T30">2. </text:span>Inside the lib folder create a folder called <text:span text:style-name="T17">windows_vc1</text:span><text:span text:style-name="T23">4</text:span> when you want to build a 32 Bit version of Bforartists. Or a folder called <text:span text:style-name="T17">win64_vc1</text:span><text:span text:style-name="T23">4</text:span> when you want to build a 64 Bit version.<text:span text:style-name="T41"> Or both. These Names are important!</text:span></text:p>
      <text:p text:style-name="P21"><draw:frame draw:style-name="fr2" draw:name="Bild23" text:anchor-type="paragraph" svg:x="0.0264in" svg:y="0.0575in" svg:width="1.811in" svg:height="1.2283in" draw:z-index="15"><draw:image xlink:href="Pictures/10000201000000B50000007B9103CF4F44437F8C.png" xlink:type="simple" xlink:show="embed" xlink:actuate="onLoad" loext:mime-type="image/png"/></draw:frame><text:span text:style-name="T4"><text:line-break/>Quick Tip: </text:span><text:span text:style-name="T7">the 32 Bit version <text:s/>of Bforartists is quickly becoming outdated and not s</text:span><text:span text:style-name="T9">u</text:span><text:span text:style-name="T7">pported officially. It is recommended you build in the 64 Bit version. </text:span></text:p>
      <text:p text:style-name="P20"><text:span text:style-name="T42">3. </text:span>Now, right click <text:span text:style-name="T31">on </text:span>the <text:span text:style-name="T17">win64_vc12</text:span> folder, and choose <text:span text:style-name="T17">SVN Checkout</text:span>.</text:p>
      <text:p text:style-name="P22">We could also do this by command line. </text:p>
      <text:p text:style-name="P9"><text:span text:style-name="T42">F</text:span>or 64 Bit : <text:line-break/><text:span text:style-name="T43">svn checkout https://svn.blender.org/svnroot/bf-blender/trunk/lib/win64_vc14</text:span></text:p>
      <text:p text:style-name="P5"/>
      <text:p text:style-name="P6"><text:span text:style-name="T42">F</text:span>or 32 Bit: <text:line-break/><text:span text:style-name="T43">svn checkout </text:span><text:span text:style-name="T44">https://svn.blender.org/svnroot/bf-blender/trunk/lib/windows_vc14</text:span></text:p>
      <text:p text:style-name="P23"/>
      <text:p text:style-name="P22">But we have SVN installed, so we use SVN Checkout <text:span text:style-name="T42">via the right click GUI</text:span>.</text:p>
      <text:p text:style-name="P28"><draw:frame draw:style-name="fr2" draw:name="Bild24" text:anchor-type="paragraph" svg:x="0.0256in" svg:y="0in" svg:width="4.5437in" svg:height="3.7618in" draw:z-index="16"><draw:image xlink:href="Pictures/100002010000025E000001F6E13A054C756B63EC.png" xlink:type="simple" xlink:show="embed" xlink:actuate="onLoad" loext:mime-type="image/png"/></draw:frame></text:p>
      <text:p text:style-name="P24">4. Once the <text:span text:style-name="T32">C</text:span>heckout <text:span text:style-name="T32">panel </text:span>is open, add the following link to get the correct lib</text:p>
      <text:p text:style-name="P10"><text:span text:style-name="T24">For the 32 Bit version we need the url: </text:span><text:span text:style-name="T45"><text:line-break/>https://svn.blender.org/svnroot/bf-blender/trunk/lib/windows_vc14</text:span></text:p>
      <text:p text:style-name="P10"><text:span text:style-name="T24">For the 64 Bit version we need the url: <text:s/></text:span><text:span text:style-name="T45"><text:line-break/></text:span><text:span text:style-name="T46">https://svn.blender.org/svnroot/bf-blender/trunk/lib/</text:span><text:span text:style-name="T47">win64_vc14</text:span></text:p>
      <text:p text:style-name="P24"><draw:frame draw:style-name="fr2" draw:name="Bild25" text:anchor-type="paragraph" svg:x="0in" svg:y="0in" svg:width="4.4366in" svg:height="4.2083in" draw:z-index="17"><draw:image xlink:href="Pictures/100002010000029A00000277D16DC7C7AE68694E.png" xlink:type="simple" xlink:show="embed" xlink:actuate="onLoad" loext:mime-type="image/png"/></draw:frame><text:soft-page-break/>5. Click okay, and the SVN repository with the dependencies should download.</text:p>
      <text:p text:style-name="P24"/>
      <text:p text:style-name="P24"><draw:frame draw:style-name="fr3" draw:name="Bild6" text:anchor-type="paragraph" svg:x="0.1118in" svg:y="0in" svg:width="3.7799in" svg:height="2.0236in" draw:z-index="23"><draw:image xlink:href="Pictures/10000201000002F4000001959888353BACEE6C62.png" xlink:type="simple" xlink:show="embed" xlink:actuate="onLoad" loext:mime-type="image/png"/></draw:frame><draw:frame draw:style-name="fr4" draw:name="Bild8" text:anchor-type="paragraph" svg:y="0.1063in" svg:width="2.9528in" svg:height="2.3862in" draw:z-index="24"><draw:image xlink:href="Pictures/100002010000024F000001DDFE3387A8653592C5.png" xlink:type="simple" xlink:show="embed" xlink:actuate="onLoad" loext:mime-type="image/png"/></draw:frame></text:p>
      <text:p text:style-name="P28"/>
      <text:p text:style-name="P28"/>
      <text:p text:style-name="P28"/>
      <text:p text:style-name="P28"/>
      <text:p text:style-name="P28"/>
      <text:p text:style-name="P28"/>
      <text:p text:style-name="P28"/>
      <text:p text:style-name="P28"><text:span text:style-name="T42">6. </text:span>After these steps, <text:span text:style-name="T31">the downloaded </text:span>result<text:span text:style-name="T31">s</text:span> in the target folder should look like this now: </text:p>
      <text:p text:style-name="P28"><draw:frame draw:style-name="fr5" draw:name="Bild27" text:anchor-type="paragraph" svg:y="0.0047in" svg:width="2.3071in" svg:height="1.2799in" draw:z-index="18"><draw:image xlink:href="Pictures/100002010000015A000000C0530BBF26BB912C09.png" xlink:type="simple" xlink:show="embed" xlink:actuate="onLoad" loext:mime-type="image/png"/></draw:frame></text:p>
      <text:p text:style-name="P28"/>
      <text:p text:style-name="P28"/>
      <text:p text:style-name="P28"/>
      <text:p text:style-name="P28"/>
      <text:p text:style-name="P28">Note that the <text:span text:style-name="T31">creation of the</text:span> folder structure for the libs is required so that Cmake finds the libraries <text:span text:style-name="T31">automatically</text:span>. </text:p>
      <text:p text:style-name="P28"/>
      <table:table table:name="Tabelle6" table:style-name="Tabelle6">
        <table:table-column table:style-name="Tabelle6.A"/>
        <text:soft-page-break/>
        <table:table-row>
          <table:table-cell table:style-name="Tabelle6.A1" office:value-type="string">
            <text:h text:style-name="P37" text:outline-level="1"><text:bookmark-start text:name="__RefHeading___Toc3093_2024691132"/>Updat<text:span text:style-name="T38">ing</text:span> the Repository<text:bookmark-end text:name="__RefHeading___Toc3093_2024691132"/></text:h>
          </table:table-cell>
        </table:table-row>
      </table:table>
      <text:p text:style-name="P28"/>
      <text:p text:style-name="P22">Before you compile you might want to update the repository <text:span text:style-name="T42">(the blueprints)</text:span> to download the latest changes. </text:p>
      <text:p text:style-name="P22"><text:span text:style-name="T42">1. </text:span>First “fetch”. This updates the repository index <text:span text:style-name="T42">with b</text:span>ranches, changes etc. But does not update the repository. To update the repository you do a “Pull”. </text:p>
      <text:p text:style-name="P22"><text:span text:style-name="T42">2. </text:span>So first <text:span text:style-name="T17">fetch</text:span>, then <text:span text:style-name="T17">pull</text:span>. And then your repository should be up to date again.</text:p>
      <text:p text:style-name="P28"><draw:frame draw:style-name="fr6" draw:name="Bild4" text:anchor-type="paragraph" svg:width="4.2638in" svg:height="1.1181in" draw:z-index="19"><draw:image xlink:href="Pictures/1000020100000266000000A104A2F7508DEBC0E5.png" xlink:type="simple" xlink:show="embed" xlink:actuate="onLoad" loext:mime-type="image/png"/></draw:frame></text:p>
      <text:p text:style-name="P28"/>
      <table:table table:name="Tabelle8" table:style-name="Tabelle8">
        <table:table-column table:style-name="Tabelle8.A"/>
        <table:table-row>
          <table:table-cell table:style-name="Tabelle8.A1" office:value-type="string">
            <text:h text:style-name="P37" text:outline-level="1"><text:bookmark-start text:name="__RefHeading___Toc3095_2024691132"/><text:span text:style-name="Strong_20_Emphasis"><text:span text:style-name="T41">Running CMake</text:span></text:span><text:bookmark-end text:name="__RefHeading___Toc3095_2024691132"/></text:h>
          </table:table-cell>
        </table:table-row>
      </table:table>
      <text:p text:style-name="P28"/>
      <text:p text:style-name="P28"><text:span text:style-name="T31">The Materials (Repository and Libraries) <text:s/>and Tools (Compilers) preparation is done using the Sourcing tools (Tools). </text:span>Next chapter is the compilation itself. <text:span text:style-name="T31">Get ready! </text:span></text:p>
      <text:p text:style-name="P28">We have downloaded everything, we have installed everything. <text:span text:style-name="T41">The repository is up to date. </text:span>Time to fire up <text:span text:style-name="T17">Cmake</text:span> <text:span text:style-name="T31">for </text:span>the first tim<text:span text:style-name="T31">e</text:span> <text:span text:style-name="T31">and create the solution files.</text:span></text:p>
      <text:h text:style-name="P33" text:outline-level="2"><text:bookmark-start text:name="__RefHeading___Toc3097_2024691132"/><text:span text:style-name="T31">Cmake </text:span>Preparat<text:span text:style-name="T31">ion</text:span><text:bookmark-end text:name="__RefHeading___Toc3097_2024691132"/></text:h>
      <text:p text:style-name="P28"><text:span text:style-name="T31">1. </text:span>Enter the paths to the <text:span text:style-name="T31">repository </text:span>source code, enter the path to the build folder <text:span text:style-name="T31">then </text:span>click <text:span text:style-name="T31">on</text:span> <text:span text:style-name="T17">Configure</text:span>.</text:p>
      <text:p text:style-name="P28"><draw:frame draw:style-name="fr1" draw:name="Bild11" text:anchor-type="as-char" svg:width="4.689in" svg:height="3.5472in" draw:z-index="2"><draw:image xlink:href="Pictures/10000000000002A3000001FF4D70F1128534EA04.jpg" xlink:type="simple" xlink:show="embed" xlink:actuate="onLoad" loext:mime-type="image/jpeg"/></draw:frame></text:p>
      <text:p text:style-name="P28"><text:span text:style-name="T31">2. A window will pop up asking you what Visual Studio version to use. </text:span>Choose <text:span text:style-name="T17">Visual Studio 1</text:span><text:span text:style-name="T29">5</text:span><text:span text:style-name="T17"> 201</text:span><text:span text:style-name="T29">7</text:span> in the <text:s/>“Specify the Generator for this project” dropdown box to compile the <text:span text:style-name="T31">64</text:span> bit version.</text:p>
      <text:p text:style-name="P28"><text:soft-page-break/><draw:frame draw:style-name="fr1" draw:name="Bild12" text:anchor-type="as-char" svg:width="4.689in" svg:height="3.5472in" draw:z-index="3"><draw:image xlink:href="Pictures/10000201000003530000024B5C7ECA822B3E7241.png" xlink:type="simple" xlink:show="embed" xlink:actuate="onLoad" loext:mime-type="image/png"/></draw:frame></text:p>
      <text:p text:style-name="P28"><text:span text:style-name="T31">3. </text:span>Let Cmake run through once. Then click <text:span text:style-name="T17">Configure </text:span><text:span text:style-name="T11">again</text:span>. The second run will turn the upper window back to normal – <text:span text:style-name="T31">where the option toggles are displayed</text:span>.</text:p>
      <text:p text:style-name="P28"><draw:frame draw:style-name="fr1" draw:name="Bild13" text:anchor-type="as-char" svg:width="4.8228in" svg:height="3.3272in" draw:z-index="4"><draw:image xlink:href="Pictures/10000201000003530000024B74D0FB8B8536853C.png" xlink:type="simple" xlink:show="embed" xlink:actuate="onLoad" loext:mime-type="image/png"/></draw:frame></text:p>
      <text:p text:style-name="P25"><text:span text:style-name="T31">4. Sometimes, if there are incomplete libraries, missing or corrupt dependencies, and/or previous damaged builds, y</text:span>ou might <text:span text:style-name="T31">get</text:span> errors <text:span text:style-name="T31">in the bottom window</text:span>. They need to be resolved, <text:span text:style-name="T31">let’s move onto the next </text:span>chapter.</text:p>
      <text:p text:style-name="P26">5. If you got no errors, only warnings, then you can proceed to the next steps: </text:p>
      <text:h text:style-name="P33" text:outline-level="2"><draw:frame draw:style-name="fr7" draw:name="Bild7" text:anchor-type="paragraph" svg:x="3.5154in" svg:y="0.2807in" svg:width="3.6846in" svg:height="1.2201in" draw:z-index="21"><draw:image xlink:href="Pictures/1000020100000213000000B0BA4BA5B0FF33384C.png" xlink:type="simple" xlink:show="embed" xlink:actuate="onLoad" loext:mime-type="image/png"/></draw:frame><text:bookmark-start text:name="__RefHeading___Toc3099_2024691132"/>Activate all needed features.<text:bookmark-end text:name="__RefHeading___Toc3099_2024691132"/></text:h>
      <text:p text:style-name="P25">Some features are off by default. <text:span text:style-name="T17">Cuda </text:span><text:span text:style-name="T25">Binaries</text:span>, <text:span text:style-name="T17">Alembic, </text:span><text:span text:style-name="T25">Open VDB</text:span> and <text:span text:style-name="T17">Open Subdiv</text:span> needs to be <text:span text:style-name="T31">manually </text:span>activated. <text:span text:style-name="T31">We activate </text:span>Cuda to have GPU <text:span text:style-name="T31">acceleration in the software.</text:span></text:p>
      <text:p text:style-name="P25"/>
      <text:p text:style-name="P25"/>
      <text:p text:style-name="P17"><text:soft-page-break/>Quick tip: <text:span text:style-name="T11">the list for a release version of Bforartists can be found in the build_files/cmake/config folder in the repository. The blender_release.cmake file contains all needed settings. Unfortunately the usage with cmake just works at Linux. And even here i haven't gotten it to work. When you are at Windows then you have to tick the items one by one.</text:span></text:p>
      <text:p text:style-name="P16"><draw:frame draw:style-name="fr8" draw:name="Bild9" text:anchor-type="paragraph" svg:x="1.5819in" svg:y="-0.0272in" svg:width="5.6181in" svg:height="2.8189in" draw:z-index="25"><draw:image xlink:href="Pictures/100002010000034B000001A7AF20D02F8B2D551E.png" xlink:type="simple" xlink:show="embed" xlink:actuate="onLoad" loext:mime-type="image/png"/></draw:frame></text:p>
      <text:p text:style-name="P16"/>
      <text:p text:style-name="P16"/>
      <text:p text:style-name="P16"/>
      <text:p text:style-name="P16"/>
      <text:p text:style-name="P16"/>
      <text:p text:style-name="P16"/>
      <text:p text:style-name="P16"/>
      <text:p text:style-name="P29"/>
      <text:h text:style-name="P33" text:outline-level="2"><text:bookmark-start text:name="__RefHeading___Toc3101_2024691132"/>Generate<text:bookmark-end text:name="__RefHeading___Toc3101_2024691132"/></text:h>
      <text:p text:style-name="P28">When all errors are fixed Click <text:span text:style-name="T31">on </text:span>Generate. This will now create the solution files in the bforartists_build folder. And you can open the <text:span text:style-name="T28">bforartists</text:span><text:span text:style-name="T17">.sln</text:span> file in Visual studio.</text:p>
      <text:p text:style-name="P14"><text:span text:style-name="T26">Quick Tip:</text:span><text:span text:style-name="T48"> </text:span>Note that the sln file <text:span text:style-name="T48">may be called</text:span> called Blender.sln. Bforartists is a Blender fork. And <text:span text:style-name="T50">merging the newest Blender features into Bforartists can always lead to some unwanted side effects ...</text:span></text:p>
      <text:p text:style-name="P25"><draw:frame draw:style-name="fr6" draw:name="Bild5" text:anchor-type="paragraph" svg:width="4.8508in" svg:height="3.6728in" draw:z-index="20"><draw:image xlink:href="Pictures/1000020100000358000002886380B9F108E06D6D.png" xlink:type="simple" xlink:show="embed" xlink:actuate="onLoad" loext:mime-type="image/png"/></draw:frame></text:p>
      <text:p text:style-name="P25"/>
      <text:p text:style-name="P25"/>
      <table:table table:name="Tabelle7" table:style-name="Tabelle7">
        <table:table-column table:style-name="Tabelle7.A"/>
        <table:table-row>
          <table:table-cell table:style-name="Tabelle7.A1" office:value-type="string">
            <text:h text:style-name="P37" text:outline-level="1"><text:bookmark-start text:name="__RefHeading___Toc3103_2024691132"/>Troubleshooting Cmake <text:span text:style-name="T48">Errors</text:span><text:bookmark-end text:name="__RefHeading___Toc3103_2024691132"/></text:h>
          </table:table-cell>
        </table:table-row>
      </table:table>
      <text:p text:style-name="P25"/>
      <text:p text:style-name="P28"><text:soft-page-break/><text:span text:style-name="T41">You might get errors when you run Cmake for the first time: m</text:span>issing <text:span text:style-name="T48">or corrupt</text:span> dependencies for example. <text:span text:style-name="T48">Make sure you have downloaded and i</text:span>nstall<text:span text:style-name="T48">ed all of</text:span> them. You might also have missing path variables by which the installed software gets recognized by Cmake. <text:span text:style-name="T48">These are just some of the errors. Feel free to drop a task in the </text:span><text:a xlink:type="simple" xlink:href="https://github.com/Bforartists/Bforartists/issues" text:style-name="Internet_20_link" text:visited-style-name="Visited_20_Internet_20_Link"><text:span text:style-name="T48">Github tracker</text:span></text:a><text:span text:style-name="T48"> or </text:span><text:a xlink:type="simple" xlink:href="https://www.bforartists.de/forum" text:style-name="Internet_20_link" text:visited-style-name="Visited_20_Internet_20_Link"><text:span text:style-name="T48">Forum space</text:span></text:a><text:span text:style-name="T48"> for Bforartists asking for help if this step is over your head. We will do our best to help you out. </text:span></text:p>
      <text:h text:style-name="P33" text:outline-level="2"><text:bookmark-start text:name="__RefHeading___Toc3105_2024691132"/>Cuda<text:bookmark-end text:name="__RefHeading___Toc3105_2024691132"/></text:h>
      <text:p text:style-name="P28">You might get a <text:span text:style-name="T17">CUDA_SDK_ROOT_DIR-NOTFOUND</text:span> warning in the upper section. But Bforartists compiles nevertheless fine. In case you want to fix this, search for nvcc in the C:\Program Files\Nvidia Corporation folder.</text:p>
      <text:p text:style-name="P28"><draw:frame draw:style-name="fr1" draw:name="Bild14" text:anchor-type="as-char" svg:width="4.689in" svg:height="4.8819in" draw:z-index="5"><draw:image xlink:href="Pictures/10000000000002A3000002BF5F63D4BE5F3CA752.jpg" xlink:type="simple" xlink:show="embed" xlink:actuate="onLoad" loext:mime-type="image/jpeg"/></draw:frame></text:p>
      <text:h text:style-name="P35" text:outline-level="2"><text:bookmark-start text:name="__RefHeading___Toc633_1841188276"/>Cmake Warning at intern/cycles/kernel/CmakeLists<text:bookmark-end text:name="__RefHeading___Toc633_1841188276"/></text:h>
      <text:p text:style-name="P27">Sometimes you will get this warning (and thus cause compiling errors) if you have the incorrect CUDA Developer Tools installed. Uninstall and reinstall the correct version. 9.1.85 is the last tested version for Bforartists 1.0.0</text:p>
      <text:p text:style-name="P28"/>
      <text:h text:style-name="P33" text:outline-level="2"><draw:frame draw:style-name="fr9" draw:name="Image1" text:anchor-type="paragraph" svg:width="7.4807in" svg:height="3.2098in" draw:z-index="22"><draw:image xlink:href="Pictures/1000000000000339000001621B33437CE595C3D5.bmp" xlink:type="simple" xlink:show="embed" xlink:actuate="onLoad" loext:mime-type="image/x-MS-bmp"/></draw:frame><text:soft-page-break/></text:h>
      <text:h text:style-name="P33" text:outline-level="2"><text:bookmark-start text:name="__RefHeading___Toc3107_2024691132"/>Adding System variables<text:bookmark-end text:name="__RefHeading___Toc3107_2024691132"/></text:h>
      <text:p text:style-name="P25">Some things requires to be added to the system variables. </text:p>
      <text:p text:style-name="P28">Here's <text:span text:style-name="T41">for example </text:span>where you add the path to the Blender exe in case it is missing. Windows System control, Advanced system settings -&gt; system properties.</text:p>
      <text:p text:style-name="P28"><draw:frame draw:style-name="fr1" draw:name="Bild15" text:anchor-type="as-char" svg:width="5.7563in" svg:height="4.161in" draw:z-index="6"><draw:image xlink:href="Pictures/100000000000033D00000257B391B00B7CD8B412.jpg" xlink:type="simple" xlink:show="embed" xlink:actuate="onLoad" loext:mime-type="image/jpeg"/></draw:frame></text:p>
      <text:p text:style-name="P28"> </text:p>
      <text:h text:style-name="P33" text:outline-level="2"><text:bookmark-start text:name="__RefHeading___Toc3109_2024691132"/>Missing Language Paths<text:span text:style-name="T41"> in Blender</text:span><text:bookmark-end text:name="__RefHeading___Toc3109_2024691132"/></text:h>
      <text:p text:style-name="P28">When you compile Blender, and not Bforartists, then you might have the above errors with the missing language paths. Bforartists does not have this problem anymore, we have unioned everything in one repository. But Blender has. And just for the sake, here's how to fix:</text:p>
      <text:p text:style-name="P28"><text:soft-page-break/><draw:frame draw:style-name="fr1" draw:name="Bild16" text:anchor-type="as-char" svg:width="5.2319in" svg:height="3.5311in" draw:z-index="7"><draw:image xlink:href="Pictures/10000000000004E800000350C97232D95286DB3E.jpg" xlink:type="simple" xlink:show="embed" xlink:actuate="onLoad" loext:mime-type="image/jpeg"/></draw:frame></text:p>
      <text:p text:style-name="P28">Type in the following commands into the bash, one after another. Wait until the single tasks are finished:</text:p>
      <text:p text:style-name="P7">git submodule update --init --recursive</text:p>
      <text:p text:style-name="P7">git submodule foreach --recursive git checkout master</text:p>
      <text:p text:style-name="P8">git submodule foreach --recursive git pull --rebase origin master</text:p>
      <text:p text:style-name="P28">This should download you the needed submodules. And Cmake shouldn't moan anymore</text:p>
      <text:p text:style-name="P28">For later, when you want to update the submodules, type in</text:p>
      <text:p text:style-name="P7">git pull --rebase</text:p>
      <text:p text:style-name="P8">git submodule foreach --recursive git pull --rebase origin master</text:p>
      <text:p text:style-name="P28">But this just as a sidenote. As told, Bforartists does not need this step.</text:p>
      <text:h text:style-name="P33" text:outline-level="2"><text:bookmark-start text:name="__RefHeading___Toc3111_2024691132"/>Open EXR<text:bookmark-end text:name="__RefHeading___Toc3111_2024691132"/></text:h>
      <text:p text:style-name="P28">Most probably the Openexr libraries are not found on Windows, you can fix them by hand when you want. But it is not necessary. The libraries should nevertheless be found. You can happily ignore the warning. It's just a cosmetic problem in the Cmake GUI. In case you fix them by hand, then don't mix the libs for the 32 bit version with the libs for the 64 bit version.</text:p>
      <text:p text:style-name="P28"><text:soft-page-break/><draw:frame draw:style-name="fr1" draw:name="Bild17" text:anchor-type="as-char" svg:width="5.0075in" svg:height="5.6811in" draw:z-index="8"><draw:image xlink:href="Pictures/10000000000002D1000003329A419B08ED80C48E.jpg" xlink:type="simple" xlink:show="embed" xlink:actuate="onLoad" loext:mime-type="image/jpeg"/></draw:frame></text:p>
      <text:p text:style-name="P28"/>
      <table:table table:name="Tabelle9" table:style-name="Tabelle9">
        <table:table-column table:style-name="Tabelle9.A"/>
        <table:table-row>
          <table:table-cell table:style-name="Tabelle9.A1" office:value-type="string">
            <text:h text:style-name="P37" text:outline-level="1"><text:bookmark-start text:name="__RefHeading___Toc3113_2024691132"/>Compiling<text:bookmark-end text:name="__RefHeading___Toc3113_2024691132"/></text:h>
          </table:table-cell>
        </table:table-row>
      </table:table>
      <text:p text:style-name="P28"/>
      <text:p text:style-name="P25">Finally we arrive <text:span text:style-name="T48">to</text:span> the compiling part, <text:span text:style-name="T48">the best part</text:span>. <text:span text:style-name="T17">Cmake</text:span> should have produced ever<text:span text:style-name="T48">y</text:span>thing needed in the build folder. </text:p>
      <text:p text:style-name="P28"><text:soft-page-break/><draw:frame draw:style-name="fr1" draw:name="Bild18" text:anchor-type="as-char" svg:width="5.7083in" svg:height="4.3189in" draw:z-index="9"><draw:image xlink:href="Pictures/1000020100000358000002886380B9F108E06D6D.png" xlink:type="simple" xlink:show="embed" xlink:actuate="onLoad" loext:mime-type="image/png"/></draw:frame></text:p>
      <text:p text:style-name="P28"><text:span text:style-name="T48">1. </text:span>Click at the <text:span text:style-name="T17">B</text:span><text:span text:style-name="T28">forartists</text:span><text:span text:style-name="T17">.sln</text:span> File to open Visual Studio.</text:p>
      <text:p text:style-name="P28"><text:span text:style-name="T48">2. </text:span>In VS, change the build type to <text:span text:style-name="T17">Release</text:span><text:span text:style-name="T41"> (VS starts usually with </text:span><text:span text:style-name="T22">Debug</text:span><text:span text:style-name="T41">, that's of interest for development).</text:span></text:p>
      <text:p text:style-name="P28"><text:span text:style-name="T48">3. S</text:span>elect the <text:span text:style-name="T17">Install</text:span> item in the Solution Explorer, right click <text:span text:style-name="T48">on</text:span> it, and choose <text:span text:style-name="T17">Build</text:span>.</text:p>
      <text:p text:style-name="P28"><text:span text:style-name="T48">4. </text:span>Visual Studio should now start the Build process.</text:p>
      <text:p text:style-name="P28"><draw:frame draw:style-name="fr1" draw:name="Bild19" text:anchor-type="as-char" svg:width="4.839in" svg:height="2.5591in" draw:z-index="10"><draw:image xlink:href="Pictures/10000201000002D600000180EBC2F73CE28E7BEA.png" xlink:type="simple" xlink:show="embed" xlink:actuate="onLoad" loext:mime-type="image/png"/></draw:frame></text:p>
      <text:p text:style-name="P28"><text:span text:style-name="T48">5. </text:span>When everything works as thought then you should have a result in the <text:span text:style-name="T17">bin/</text:span><text:span text:style-name="T22">R</text:span><text:span text:style-name="T17">elease</text:span> folder. </text:p>
      <text:p text:style-name="P28"><text:soft-page-break/><draw:frame draw:style-name="fr1" draw:name="Bild20" text:anchor-type="as-char" svg:width="4.7091in" svg:height="3.7382in" draw:z-index="11"><draw:image xlink:href="Pictures/100002010000022C000001BAC51665B8E597C864.png" xlink:type="simple" xlink:show="embed" xlink:actuate="onLoad" loext:mime-type="image/png"/></draw:frame></text:p>
      <text:h text:style-name="P33" text:outline-level="2"><text:bookmark-start text:name="__RefHeading___Toc635_1841188276"/><text:span text:style-name="T17">Congratulations!</text:span> <text:bookmark-end text:name="__RefHeading___Toc635_1841188276"/></text:h>
      <text:p text:style-name="P28"><text:span text:style-name="T41">You have compiled Bforartists for the first time. </text:span>You should be able to work with the source code now.<text:span text:style-name="T41"> Double click on the *.exe to run and see that everything is working fine. When it does, you are a winner. </text:span></text:p>
      <text:p text:style-name="P28"/>
      <text:p text:style-name="P15"><text:span text:style-name="T17">Quick Tip:</text:span> Now that it’s compiled, you can do <text:span text:style-name="T49">P</text:span>ython code changes to the built data, and test it almost live. Don’t forget to copy your python changes <text:span text:style-name="T49">in the </text:span><text:span text:style-name="T27">bin/Release</text:span><text:span text:style-name="T49"> folder </text:span>back to the Repository or else when you rebuild, you will loose all changes!</text:p>
      <text:p text:style-name="P15">For C code changes, you will need to do the changes in the repository before building, then re-build to test. If you get errors on re-build, just delete the old build in the <text:span text:style-name="T17">bin/Release</text:span> folder. </text:p>
      <text:p text:style-name="P28"><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10:33:25.149000000</meta:creation-date>
    <dc:title>standard1cm</dc:title>
    <meta:editing-duration>PT1H29M55S</meta:editing-duration>
    <meta:editing-cycles>7</meta:editing-cycles>
    <meta:generator>LibreOffice/6.0.5.2$Windows_X86_64 LibreOffice_project/54c8cbb85f300ac59db32fe8a675ff7683cd5a16</meta:generator>
    <dc:date>2019-01-07T11:57:59.670000000</dc:date>
    <meta:document-statistic meta:table-count="9" meta:image-count="26" meta:object-count="0" meta:page-count="15" meta:paragraph-count="146" meta:word-count="1952" meta:character-count="12118" meta:non-whitespace-character-count="10255"/>
    <meta:template xlink:type="simple" xlink:actuate="onRequest" xlink:title="standard1cm" xlink:href="../../AppData/Roaming/LibreOffice/4/user/template/standard1cm.ott" meta:date="2018-10-23T10:33:25.027000000"/>
  </office:meta>
</office:document-meta>
</file>